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ab82" officeooo:paragraph-rsid="0009ab82"/>
    </style:style>
    <style:style style:name="P2" style:family="paragraph" style:parent-style-name="Standard">
      <style:paragraph-properties fo:text-align="center" style:justify-single-word="false"/>
      <style:text-properties officeooo:rsid="0009ab82" officeooo:paragraph-rsid="0009ab82"/>
    </style:style>
    <style:style style:name="P3" style:family="paragraph" style:parent-style-name="Standard">
      <style:paragraph-properties fo:text-align="justify" style:justify-single-word="false"/>
      <style:text-properties officeooo:rsid="0009ab82" officeooo:paragraph-rsid="0009ab82"/>
    </style:style>
    <style:style style:name="P4" style:family="paragraph" style:parent-style-name="Standard">
      <style:text-properties fo:font-weight="bold" officeooo:rsid="0009ab82" officeooo:paragraph-rsid="0009ab8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b9b80" officeooo:paragraph-rsid="000b9b80"/>
    </style:style>
    <style:style style:name="P6" style:family="paragraph" style:parent-style-name="Standard">
      <style:paragraph-properties fo:text-align="justify" style:justify-single-word="false"/>
      <style:text-properties officeooo:rsid="000bfc61" officeooo:paragraph-rsid="000bfc61"/>
    </style:style>
    <style:style style:name="P7" style:family="paragraph" style:parent-style-name="Text_20_body">
      <style:paragraph-properties fo:text-align="start" style:justify-single-word="false"/>
      <style:text-properties officeooo:rsid="0009ab82" officeooo:paragraph-rsid="0009ab82"/>
    </style:style>
    <style:style style:name="P8" style:family="paragraph" style:parent-style-name="Text_20_body" style:list-style-name="L1">
      <style:paragraph-properties fo:text-align="start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fc6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stituto Federal Goiano – Campus Ceres</text:p>
      <text:p text:style-name="P4">Ceres, 12/02/2025</text:p>
      <text:p text:style-name="P1"><text:span text:style-name="T1">Aluno: </text:span>Felipe Ramos Silva Reis;</text:p>
      <text:p text:style-name="P1"/>
      <text:p text:style-name="P2">Projeto Final</text:p>
      <text:p text:style-name="P2"/>
      <text:p text:style-name="P7">Este projeto tem como objetivo implantar e documentar uma infraestrutura de rede funcional utilizando máquinas virtuais Linux.<text:line-break/>Serão configurados cinco serviços obrigatórios:</text:p>
      <text:list text:style-name="L1">
        <text:list-item>
          <text:p text:style-name="P8">Servidor DHCP</text:p>
        </text:list-item>
        <text:list-item>
          <text:p text:style-name="P8">Servidor DNS</text:p>
        </text:list-item>
        <text:list-item>
          <text:p text:style-name="P8">Servidor Web (Apache ou Nginx)</text:p>
        </text:list-item>
        <text:list-item>
          <text:p text:style-name="P8">Servidor FTP (vsftpd ou proftpd)</text:p>
        </text:list-item>
        <text:list-item>
          <text:p text:style-name="P8">Servidor NFS</text:p>
        </text:list-item>
      </text:list>
      <text:p text:style-name="P9">Cada serviço será configurado em sua respectiva VM (ou em VMs agrupadas), com documentação técnica, testes de funcionamento e integração entre serviços.</text:p>
      <text:p text:style-name="P3"/>
      <text:p text:style-name="P5">Usaremos o pfSense como V<text:span text:style-name="T2">wan</text:span> para conectar as máquinas Virtuais umas as outras e na internet.</text:p>
      <text:p text:style-name="P5"/>
      <text:p text:style-name="P5">Usaremos a máquina virtual 1 em V<text:span text:style-name="T2">l</text:span>an como servidor DHCP, distribuindo Ips automaticamente na rede, como também DNS, resolvendo Ips em nomes internos (Ex: 10.10.1.11 = web.internal.local)</text:p>
      <text:p text:style-name="P5"/>
      <text:p text:style-name="P6">Usaremos a máquina virtual 3 em Vlan como Servidpr We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9:45:34.287565926</meta:creation-date>
    <dc:date>2025-12-02T22:10:28.302458412</dc:date>
    <meta:editing-duration>PT1H51M9S</meta:editing-duration>
    <meta:editing-cycles>1</meta:editing-cycles>
    <meta:document-statistic meta:table-count="0" meta:image-count="0" meta:object-count="0" meta:page-count="1" meta:paragraph-count="14" meta:word-count="132" meta:character-count="868" meta:non-whitespace-character-count="754"/>
    <meta:generator>LibreOffice/24.2.7.2$Linux_X86_64 LibreOffice_project/420$Build-2</meta:generator>
  </office:meta>
</office:document-meta>
</file>